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999" officeooo:paragraph-rsid="00111999"/>
    </style:style>
    <style:style style:name="P2" style:family="paragraph" style:parent-style-name="Footer">
      <style:text-properties officeooo:rsid="00111999" officeooo:paragraph-rsid="001119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NO.6 <text:s text:c="10"/>STRINGS</text:p>
      <text:p text:style-name="P1">INPUT:-</text:p>
      <text:p text:style-name="P1">//to find whether the string is palindrome or not</text:p>
      <text:p text:style-name="P1"></text:p>
      <text:p text:style-name="P1">import java.util.*;</text:p>
      <text:p text:style-name="P1"></text:p>
      <text:p text:style-name="P1">class str</text:p>
      <text:p text:style-name="P1">{</text:p>
      <text:p text:style-name="P1"><text:s text:c="2"/>public static void main(String[]args)</text:p>
      <text:p text:style-name="P1"><text:s text:c="2"/>{</text:p>
      <text:p text:style-name="P1"><text:s text:c="3"/>String original,reverse="";</text:p>
      <text:p text:style-name="P1"><text:s text:c="3"/>Scanner in=new Scanner(System.in);</text:p>
      <text:p text:style-name="P1"><text:s text:c="3"/>System.out.println("Check String is Palindrome or Not");</text:p>
      <text:p text:style-name="P1"><text:s text:c="3"/>System.out.println("Enter a String");</text:p>
      <text:p text:style-name="P1"><text:s text:c="3"/>original=in.nextLine();</text:p>
      <text:p text:style-name="P1"><text:s text:c="3"/>int length = original.length();</text:p>
      <text:p text:style-name="P1"><text:s text:c="3"/>for(int i=length-1;i&gt;=0;i--)</text:p>
      <text:p text:style-name="P1"><text:s text:c="7"/>reverse=reverse+original.charAt(i);</text:p>
      <text:p text:style-name="P1"><text:s text:c="3"/>if (original.equals(reverse))</text:p>
      <text:p text:style-name="P1"><text:s text:c="7"/>System.out.println("Entered string is a palindrome.");</text:p>
      <text:p text:style-name="P1"><text:s text:c="3"/>else</text:p>
      <text:p text:style-name="P1"><text:s text:c="7"/>System.out.println("Entered string is not a palindrome.");</text:p>
      <text:p text:style-name="P1"><text:s text:c="3"/>}</text:p>
      <text:p text:style-name="P1">}</text:p>
      <text:p text:style-name="P1"/>
      <text:p text:style-name="P1">OUTPUT:-</text:p>
      <text:p text:style-name="P1">student@DWM19:~$ gedit str.java</text:p>
      <text:p text:style-name="P1">student@DWM19:~$ javac str.java</text:p>
      <text:p text:style-name="P1">student@DWM19:~$ java str</text:p>
      <text:p text:style-name="P1">Check String is Palindrome or Not</text:p>
      <text:p text:style-name="P1">Enter a String</text:p>
      <text:p text:style-name="P1">ABCBA</text:p>
      <text:p text:style-name="P1">Entered string is a palindrome.</text:p>
      <text:p text:style-name="P1">student@DWM19:~$ java str</text:p>
      <text:p text:style-name="P1">Check String is Palindrome or Not</text:p>
      <text:p text:style-name="P1">Enter a String</text:p>
      <text:p text:style-name="P1">SAGAR</text:p>
      <text:p text:style-name="P1">Entered string is not a palindrome.</text:p>
      <text:p text:style-name="P1">student@DWM19:~$ java str</text:p>
      <text:p text:style-name="P1">Check String is Palindrome or Not</text:p>
      <text:p text:style-name="P1">Enter a String</text:p>
      <text:p text:style-name="P1">MADAM</text:p>
      <text:p text:style-name="P1">Entered string is a palindrome.</text:p>
      <text:p text:style-name="P1">student@DWM19:~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11999" officeooo:paragraph-rsid="0011199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GAR NATH VU1F1415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1:34:52.022855051</meta:creation-date>
    <dc:date>2015-08-11T11:37:56.033679592</dc:date>
    <meta:editing-duration>PT1M2S</meta:editing-duration>
    <meta:editing-cycles>2</meta:editing-cycles>
    <meta:generator>LibreOffice/4.2.3.3$Linux_x86 LibreOffice_project/420m0$Build-3</meta:generator>
    <meta:document-statistic meta:table-count="0" meta:image-count="0" meta:object-count="0" meta:page-count="1" meta:paragraph-count="44" meta:word-count="128" meta:character-count="1103" meta:non-whitespace-character-count="915"/>
  </office:meta>
</office:document-meta>
</file>